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27.1">
            <text:p>27.10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9.9352595986436">
            <text:p>29.9353</text:p>
          </table:table-cell>
          <table:table-cell table:style-name="ce7" office:value-type="float" office:value="27.29">
            <text:p>27.29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30.1451378024718">
            <text:p>30.1451</text:p>
          </table:table-cell>
          <table:table-cell table:style-name="ce7" office:value-type="float" office:value="12.8">
            <text:p>12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4.1391632052634">
            <text:p>14.1392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27.1">
            <text:p>27.10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9.6388708897462">
            <text:p>29.6389</text:p>
          </table:table-cell>
          <table:table-cell table:style-name="ce8" table:formula="of:=[.V2]" office:value-type="float" office:value="27.29">
            <text:p>27.29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9.8466710915562">
            <text:p>29.8467</text:p>
          </table:table-cell>
          <table:table-cell table:style-name="ce8" table:formula="of:=[.Y2]" office:value-type="float" office:value="12.8">
            <text:p>12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3.9991714903598">
            <text:p>13.9992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27.1">
            <text:p>27.10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9.345416722521">
            <text:p>29.3454</text:p>
          </table:table-cell>
          <table:table-cell table:style-name="ce8" table:formula="of:=[.V3]" office:value-type="float" office:value="27.29">
            <text:p>27.29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9.5511594965903">
            <text:p>29.5512</text:p>
          </table:table-cell>
          <table:table-cell table:style-name="ce8" table:formula="of:=[.Y3]" office:value-type="float" office:value="12.8">
            <text:p>12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3.8605658320394">
            <text:p>13.8606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27.1">
            <text:p>27.10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9.0548680421">
            <text:p>29.0549</text:p>
          </table:table-cell>
          <table:table-cell table:style-name="ce8" table:formula="of:=[.V4]" office:value-type="float" office:value="27.29">
            <text:p>27.29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9.2585737590003">
            <text:p>29.2586</text:p>
          </table:table-cell>
          <table:table-cell table:style-name="ce8" table:formula="of:=[.Y4]" office:value-type="float" office:value="12.8">
            <text:p>12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3.7233325069697">
            <text:p>13.7233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27.1">
            <text:p>27.10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8.7671960812871">
            <text:p>28.7672</text:p>
          </table:table-cell>
          <table:table-cell table:style-name="ce8" table:formula="of:=[.V5]" office:value-type="float" office:value="27.29">
            <text:p>27.29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8.9688849099013">
            <text:p>28.9689</text:p>
          </table:table-cell>
          <table:table-cell table:style-name="ce8" table:formula="of:=[.Y5]" office:value-type="float" office:value="12.8">
            <text:p>12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3.5874579276928">
            <text:p>13.5875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27.1">
            <text:p>27.10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8.48237235771">
            <text:p>28.4824</text:p>
          </table:table-cell>
          <table:table-cell table:style-name="ce8" table:formula="of:=[.V6]" office:value-type="float" office:value="27.29">
            <text:p>27.29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8.682064267229">
            <text:p>28.6821</text:p>
          </table:table-cell>
          <table:table-cell table:style-name="ce8" table:formula="of:=[.Y6]" office:value-type="float" office:value="12.8">
            <text:p>12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3.45292864128">
            <text:p>13.4529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27.1">
            <text:p>27.10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8.200368671">
            <text:p>28.2004</text:p>
          </table:table-cell>
          <table:table-cell table:style-name="ce8" table:formula="of:=[.V7]" office:value-type="float" office:value="27.29">
            <text:p>27.29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8.3980834329">
            <text:p>28.3981</text:p>
          </table:table-cell>
          <table:table-cell table:style-name="ce8" table:formula="of:=[.Y7]" office:value-type="float" office:value="12.8">
            <text:p>12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3.319731328">
            <text:p>13.319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27.1">
            <text:p>27.10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7.9211571">
            <text:p>27.9212</text:p>
          </table:table-cell>
          <table:table-cell table:style-name="ce8" table:formula="of:=[.V8]" office:value-type="float" office:value="27.29">
            <text:p>27.29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8.11691429">
            <text:p>28.1169</text:p>
          </table:table-cell>
          <table:table-cell table:style-name="ce8" table:formula="of:=[.Y8]" office:value-type="float" office:value="12.8">
            <text:p>12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3.1878528">
            <text:p>13.1879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27.1">
            <text:p>27.10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7.64471">
            <text:p>27.6447</text:p>
          </table:table-cell>
          <table:table-cell table:style-name="ce8" table:formula="of:=[.V9]" office:value-type="float" office:value="27.29">
            <text:p>27.29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7.838529">
            <text:p>27.8385</text:p>
          </table:table-cell>
          <table:table-cell table:style-name="ce8" table:formula="of:=[.Y9]" office:value-type="float" office:value="12.8">
            <text:p>12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3.05728">
            <text:p>13.0573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27.1">
            <text:p>27.10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7.371">
            <text:p>27.3710</text:p>
          </table:table-cell>
          <table:table-cell table:style-name="ce8" table:formula="of:=[.V10]" office:value-type="float" office:value="27.29">
            <text:p>27.29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7.5629">
            <text:p>27.5629</text:p>
          </table:table-cell>
          <table:table-cell table:style-name="ce8" table:formula="of:=[.Y10]" office:value-type="float" office:value="12.8">
            <text:p>12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2.928">
            <text:p>12.9280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27.1">
            <text:p>27.10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7.1">
            <text:p>27.1000</text:p>
          </table:table-cell>
          <table:table-cell table:style-name="ce8" table:formula="of:=[.V11]" office:value-type="float" office:value="27.29">
            <text:p>27.29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7.29">
            <text:p>27.2900</text:p>
          </table:table-cell>
          <table:table-cell table:style-name="ce8" table:formula="of:=[.Y11]" office:value-type="float" office:value="12.8">
            <text:p>12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2.8">
            <text:p>12.80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27.1">
            <text:p>27.10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26.8316831683168">
            <text:p>26.8317</text:p>
          </table:table-cell>
          <table:table-cell table:style-name="ce8" table:formula="of:=[.V12]" office:value-type="float" office:value="27.29">
            <text:p>27.29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7.019801980198">
            <text:p>27.0198</text:p>
          </table:table-cell>
          <table:table-cell table:style-name="ce8" table:formula="of:=[.Y12]" office:value-type="float" office:value="12.8">
            <text:p>12.80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2.6732673267327">
            <text:p>12.6733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27.1">
            <text:p>27.10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26.5660229389276">
            <text:p>26.5660</text:p>
          </table:table-cell>
          <table:table-cell table:style-name="ce8" table:formula="of:=[.V13]" office:value-type="float" office:value="27.29">
            <text:p>27.29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6.7522791883149">
            <text:p>26.7523</text:p>
          </table:table-cell>
          <table:table-cell table:style-name="ce8" table:formula="of:=[.Y13]" office:value-type="float" office:value="12.8">
            <text:p>12.80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2.5477894324086">
            <text:p>12.547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27.1">
            <text:p>27.10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6.3029930088392">
            <text:p>26.3030</text:p>
          </table:table-cell>
          <table:table-cell table:style-name="ce8" table:formula="of:=[.V14]" office:value-type="float" office:value="27.29">
            <text:p>27.29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6.4874051369454">
            <text:p>26.4874</text:p>
          </table:table-cell>
          <table:table-cell table:style-name="ce8" table:formula="of:=[.Y14]" office:value-type="float" office:value="12.8">
            <text:p>12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2.4235538934738">
            <text:p>12.4236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27.1">
            <text:p>27.10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6.0425673354843">
            <text:p>26.0426</text:p>
          </table:table-cell>
          <table:table-cell table:style-name="ce8" table:formula="of:=[.V15]" office:value-type="float" office:value="27.29">
            <text:p>27.29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6.2251536009361">
            <text:p>26.2252</text:p>
          </table:table-cell>
          <table:table-cell table:style-name="ce8" table:formula="of:=[.Y15]" office:value-type="float" office:value="12.8">
            <text:p>12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2.30054840938">
            <text:p>12.300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27.1">
            <text:p>27.10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5.7847201341429">
            <text:p>25.7847</text:p>
          </table:table-cell>
          <table:table-cell table:style-name="ce8" table:formula="of:=[.V16]" office:value-type="float" office:value="27.29">
            <text:p>27.29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5.9654986147882">
            <text:p>25.9655</text:p>
          </table:table-cell>
          <table:table-cell table:style-name="ce8" table:formula="of:=[.Y16]" office:value-type="float" office:value="12.8">
            <text:p>12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2.1787608013664">
            <text:p>12.178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27.1">
            <text:p>27.10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5.529425875389">
            <text:p>25.5294</text:p>
          </table:table-cell>
          <table:table-cell table:style-name="ce8" table:formula="of:=[.V17]" office:value-type="float" office:value="27.29">
            <text:p>27.29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5.7084144700873">
            <text:p>25.7084</text:p>
          </table:table-cell>
          <table:table-cell table:style-name="ce8" table:formula="of:=[.Y17]" office:value-type="float" office:value="12.8">
            <text:p>12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2.0581790112538">
            <text:p>12.058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27.1">
            <text:p>27.10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5.2766592825634">
            <text:p>25.2767</text:p>
          </table:table-cell>
          <table:table-cell table:style-name="ce8" table:formula="of:=[.V18]" office:value-type="float" office:value="27.29">
            <text:p>27.29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5.4538757129577">
            <text:p>25.4539</text:p>
          </table:table-cell>
          <table:table-cell table:style-name="ce8" table:formula="of:=[.Y18]" office:value-type="float" office:value="12.8">
            <text:p>12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1.9387911002513">
            <text:p>11.9388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27.1">
            <text:p>27.10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5.0263953292707">
            <text:p>25.0264</text:p>
          </table:table-cell>
          <table:table-cell table:style-name="ce8" table:formula="of:=[.V19]" office:value-type="float" office:value="27.29">
            <text:p>27.29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5.2018571415423">
            <text:p>25.2019</text:p>
          </table:table-cell>
          <table:table-cell table:style-name="ce8" table:formula="of:=[.Y19]" office:value-type="float" office:value="12.8">
            <text:p>12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1.8205852477736">
            <text:p>11.8206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27.1">
            <text:p>27.10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4.7786092369016">
            <text:p>24.7786</text:p>
          </table:table-cell>
          <table:table-cell table:style-name="ce8" table:formula="of:=[.V20]" office:value-type="float" office:value="27.29">
            <text:p>27.29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4.9523338035072">
            <text:p>24.9523</text:p>
          </table:table-cell>
          <table:table-cell table:style-name="ce8" table:formula="of:=[.Y20]" office:value-type="float" office:value="12.8">
            <text:p>12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1.7035497502709">
            <text:p>11.7035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27.1">
            <text:p>27.10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4.5332764721798">
            <text:p>24.5333</text:p>
          </table:table-cell>
          <table:table-cell table:style-name="ce8" table:formula="of:=[.V21]" office:value-type="float" office:value="27.29">
            <text:p>27.29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4.7052809935715">
            <text:p>24.7053</text:p>
          </table:table-cell>
          <table:table-cell table:style-name="ce8" table:formula="of:=[.Y21]" office:value-type="float" office:value="12.8">
            <text:p>12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1.5876730200702">
            <text:p>11.587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9">
            <text:p>0.9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8142506077757">
            <text:p>1.0814</text:p>
          </table:table-cell>
          <table:table-cell table:style-name="ce7" office:value-type="float" office:value="11.41">
            <text:p>11.41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2.6037384509418">
            <text:p>12.6037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9">
            <text:p>0.9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7071788195799">
            <text:p>1.0707</text:p>
          </table:table-cell>
          <table:table-cell table:style-name="ce8" table:formula="of:=[.Y25]" office:value-type="float" office:value="11.41">
            <text:p>11.41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2.4789489613286">
            <text:p>12.4789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9">
            <text:p>0.9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6011671480989">
            <text:p>1.0601</text:p>
          </table:table-cell>
          <table:table-cell table:style-name="ce8" table:formula="of:=[.Y26]" office:value-type="float" office:value="11.41">
            <text:p>11.41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2.3553950112164">
            <text:p>12.355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9">
            <text:p>0.9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962050971276">
            <text:p>1.0496</text:p>
          </table:table-cell>
          <table:table-cell table:style-name="ce8" table:formula="of:=[.Y27]" office:value-type="float" office:value="11.41">
            <text:p>11.41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2.233064367541">
            <text:p>12.233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9">
            <text:p>0.9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922822743838">
            <text:p>1.0392</text:p>
          </table:table-cell>
          <table:table-cell table:style-name="ce8" table:formula="of:=[.Y28]" office:value-type="float" office:value="11.41">
            <text:p>11.41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2.1119449183574">
            <text:p>12.1119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9">
            <text:p>0.9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89388390479">
            <text:p>1.0289</text:p>
          </table:table-cell>
          <table:table-cell table:style-name="ce8" table:formula="of:=[.Y29]" office:value-type="float" office:value="11.41">
            <text:p>11.41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1.992024671641">
            <text:p>11.9920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9">
            <text:p>0.9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875132579">
            <text:p>1.0188</text:p>
          </table:table-cell>
          <table:table-cell table:style-name="ce8" table:formula="of:=[.Y30]" office:value-type="float" office:value="11.41">
            <text:p>11.41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1.8732917541">
            <text:p>11.873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9">
            <text:p>0.9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8664679">
            <text:p>1.0087</text:p>
          </table:table-cell>
          <table:table-cell table:style-name="ce8" table:formula="of:=[.Y31]" office:value-type="float" office:value="11.41">
            <text:p>11.41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1.75573441">
            <text:p>11.755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9">
            <text:p>0.9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86779">
            <text:p>0.9987</text:p>
          </table:table-cell>
          <table:table-cell table:style-name="ce8" table:formula="of:=[.Y32]" office:value-type="float" office:value="11.41">
            <text:p>11.41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1.639341">
            <text:p>11.639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9">
            <text:p>0.9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879">
            <text:p>0.9888</text:p>
          </table:table-cell>
          <table:table-cell table:style-name="ce8" table:formula="of:=[.Y33]" office:value-type="float" office:value="11.41">
            <text:p>11.41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1.5241">
            <text:p>11.524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9">
            <text:p>0.9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9">
            <text:p>0.9790</text:p>
          </table:table-cell>
          <table:table-cell table:style-name="ce8" table:formula="of:=[.Y34]" office:value-type="float" office:value="11.41">
            <text:p>11.41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1.41">
            <text:p>11.41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9">
            <text:p>0.979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9306930693069">
            <text:p>0.9693</text:p>
          </table:table-cell>
          <table:table-cell table:style-name="ce8" table:formula="of:=[.Y35]" office:value-type="float" office:value="11.41">
            <text:p>11.41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11.2970297029703">
            <text:p>11.297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9">
            <text:p>0.979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9709832369376">
            <text:p>0.9597</text:p>
          </table:table-cell>
          <table:table-cell table:style-name="ce8" table:formula="of:=[.Y36]" office:value-type="float" office:value="11.41">
            <text:p>11.41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11.185177923733">
            <text:p>11.185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9">
            <text:p>0.9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50207754821164">
            <text:p>0.9502</text:p>
          </table:table-cell>
          <table:table-cell table:style-name="ce8" table:formula="of:=[.Y37]" office:value-type="float" office:value="11.41">
            <text:p>11.41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1.0744335878544">
            <text:p>11.0744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9">
            <text:p>0.9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40799757248677">
            <text:p>0.9408</text:p>
          </table:table-cell>
          <table:table-cell table:style-name="ce8" table:formula="of:=[.Y38]" office:value-type="float" office:value="11.41">
            <text:p>11.41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0.9647857305489">
            <text:p>10.964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9">
            <text:p>0.9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31484908167007">
            <text:p>0.9315</text:p>
          </table:table-cell>
          <table:table-cell table:style-name="ce8" table:formula="of:=[.Y39]" office:value-type="float" office:value="11.41">
            <text:p>11.41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0.856223495593">
            <text:p>10.856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9">
            <text:p>0.9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22262285313868">
            <text:p>0.9223</text:p>
          </table:table-cell>
          <table:table-cell table:style-name="ce8" table:formula="of:=[.Y40]" office:value-type="float" office:value="11.41">
            <text:p>11.41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0.7487361342505">
            <text:p>10.748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9">
            <text:p>0.9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13130975558286">
            <text:p>0.9131</text:p>
          </table:table-cell>
          <table:table-cell table:style-name="ce8" table:formula="of:=[.Y41]" office:value-type="float" office:value="11.41">
            <text:p>11.41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0.6423130042084">
            <text:p>10.6423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9">
            <text:p>0.9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04090074810184">
            <text:p>0.9041</text:p>
          </table:table-cell>
          <table:table-cell table:style-name="ce8" table:formula="of:=[.Y42]" office:value-type="float" office:value="11.41">
            <text:p>11.41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0.5369435685232">
            <text:p>10.5369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9">
            <text:p>0.9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95138687930875">
            <text:p>0.8951</text:p>
          </table:table-cell>
          <table:table-cell table:style-name="ce8" table:formula="of:=[.Y43]" office:value-type="float" office:value="11.41">
            <text:p>11.41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0.4326173945774">
            <text:p>10.4326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9">
            <text:p>0.9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6275928644431">
            <text:p>0.8863</text:p>
          </table:table-cell>
          <table:table-cell table:style-name="ce8" table:formula="of:=[.Y44]" office:value-type="float" office:value="11.41">
            <text:p>11.41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0.3293241530469">
            <text:p>10.329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15／10／20</text:date>, <text:time>13:35:2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10-20T13:35:21.05</dc:date>
    <meta:editing-duration>P70DT20H58M58S</meta:editing-duration>
    <meta:editing-cycles>278</meta:editing-cycles>
    <meta:generator>OpenOffice/4.1.1$Win32 OpenOffice.org_project/411m6$Build-9775</meta:generator>
    <meta:document-statistic meta:table-count="9" meta:cell-count="5797" meta:object-count="0"/>
  </office:meta>
</office:document-meta>
</file>